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5ad2" officeooo:paragraph-rsid="000d5ad2"/>
    </style:style>
    <style:style style:name="P2" style:family="paragraph" style:parent-style-name="Standard">
      <style:paragraph-properties fo:text-align="justify" style:justify-single-word="false"/>
      <style:text-properties officeooo:rsid="000e75b4" officeooo:paragraph-rsid="000e75b4"/>
    </style:style>
    <style:style style:name="P3" style:family="paragraph" style:parent-style-name="Standard">
      <style:paragraph-properties fo:text-align="justify" style:justify-single-word="false"/>
      <style:text-properties officeooo:rsid="0014ae7d" officeooo:paragraph-rsid="0014ae7d"/>
    </style:style>
    <style:style style:name="P4" style:family="paragraph" style:parent-style-name="Standard">
      <style:paragraph-properties fo:text-align="justify" style:justify-single-word="false"/>
      <style:text-properties officeooo:rsid="0019a9f1" officeooo:paragraph-rsid="0019a9f1"/>
    </style:style>
    <style:style style:name="P5" style:family="paragraph" style:parent-style-name="Standard">
      <style:paragraph-properties fo:text-align="justify" style:justify-single-word="false"/>
      <style:text-properties officeooo:rsid="00246abe" officeooo:paragraph-rsid="00246abe"/>
    </style:style>
    <style:style style:name="T1" style:family="text">
      <style:text-properties officeooo:rsid="000d60fa"/>
    </style:style>
    <style:style style:name="T2" style:family="text">
      <style:text-properties officeooo:rsid="000e75b4"/>
    </style:style>
    <style:style style:name="T3" style:family="text">
      <style:text-properties officeooo:rsid="000ede46"/>
    </style:style>
    <style:style style:name="T4" style:family="text">
      <style:text-properties officeooo:rsid="00109d96"/>
    </style:style>
    <style:style style:name="T5" style:family="text">
      <style:text-properties officeooo:rsid="00115660"/>
    </style:style>
    <style:style style:name="T6" style:family="text">
      <style:text-properties officeooo:rsid="00158690"/>
    </style:style>
    <style:style style:name="T7" style:family="text">
      <style:text-properties officeooo:rsid="001725a6"/>
    </style:style>
    <style:style style:name="T8" style:family="text">
      <style:text-properties officeooo:rsid="00188555"/>
    </style:style>
    <style:style style:name="T9" style:family="text">
      <style:text-properties officeooo:rsid="001b9369"/>
    </style:style>
    <style:style style:name="T10" style:family="text">
      <style:text-properties officeooo:rsid="001d4cd4"/>
    </style:style>
    <style:style style:name="T11" style:family="text">
      <style:text-properties officeooo:rsid="001e6ea3"/>
    </style:style>
    <style:style style:name="T12" style:family="text">
      <style:text-properties officeooo:rsid="002027c9"/>
    </style:style>
    <style:style style:name="T13" style:family="text">
      <style:text-properties officeooo:rsid="00212e68"/>
    </style:style>
    <style:style style:name="T14" style:family="text">
      <style:text-properties officeooo:rsid="0022e3e8"/>
    </style:style>
    <style:style style:name="T15" style:family="text">
      <style:text-properties officeooo:rsid="00246abe"/>
    </style:style>
    <style:style style:name="T16" style:family="text">
      <style:text-properties officeooo:rsid="002556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Pieniądze a szczęście</text:span><text:span text:style-name="T15"><text:tab/><text:tab/><text:tab/><text:tab/> <text:s text:c="11"/>Jerzy Przystup</text:span></text:p>
      <text:p text:style-name="P1"><text:tab/><text:span text:style-name="T1">Myślę, iż każdy sekretnie marzy o zostaniu milionerem. Kto by nie chciał jeździć limuzyną,<text:line-break/>nie martwić się wydatkami i mieć prywatne jaccuzi w łazience? Wszystkie z tych rzeczy wydają<text:line-break/>się niesamowite</text:span><text:span text:style-name="T2">, jednak czy gwarantują one szczęście? Z pewnością pocieszyłyby one wiele osób,<text:line-break/>ale nie chodzi mi o zwykłą poprawę nastroju. Czy bogata osoba zawsze musi być szczęśliwa? Według mnie, wcale nie musi. W tej pracy postaram się to udowodnić.</text:span></text:p>
      <text:p text:style-name="P2"><text:tab/>Pierwszym argumentem popierającym moją tezę, iż pieniądze szczęścia nie gwarantują, jest chciwość osób wokół nas. Mówię tutaj o fałszywych przyjaciołach i bliskich, którzy udają tylko jakiekolwiek uczucia do nas, kiedy tak naprawdę zależy im tylko na naszym portwelu. Założę<text:line-break/>się,<text:span text:style-name="T16"> </text:span>że taki znajomy może nam naprawdę popsuć samopoczucie, kiedy już się przekonamy<text:line-break/>o jego nieszczerości.<text:span text:style-name="T3"> Właśnie taka katastrofa miała miejsce w "Lalce" Bolesława Prusa, gdzie Wokulski przez większość czasu akcji powieści</text:span><text:span text:style-name="T4"> jest wodzony za nos przez swoją ukochaną - Izabelę Łęcką. Czytelnicy szybko zdążą znienawidzić jej postać, gdyż jest ona niasamowicie materialistyczna</text:span><text:span text:style-name="T5">. Kiedy w końcu zdaje sobie sprawę o przekręcie swojej lubej jest nim zdewastowany. Nie tylko nie darzyła<text:line-break/>go żadnym uczuciem, ale także sprzedawała wszystkie upominki otrzymane od niego oraz flirtowała<text:line-break/>z innymi mężczyznami. Jak możemy zaobserwować, wysoki status majątkowy nie chroni naszego głównego bohatera przed załamaniem psychicznym, złamanym sercem ani nawet przed próbą samobójczą!</text:span></text:p>
      <text:p text:style-name="P3"><text:tab/>Następnym argumentem na rzecz tezy, iż pieniądze nie są gwarantem szczęścia, jest paranoja spowodowana bogactwem materialnym. Ludzka natura sprawia, że skrupulatnie pilnujemy naszego majątku i z reguły jesteśmy podejrzliwi w stosunku do osób mających do niego dostęp. Niestety,<text:line-break/>ten zwyczaj przybiera na mocy wraz z polepszeniem naszego stanu majątkowego. Im więcej mamy<text:line-break/>do stracenia, tym bardziej będziemy nieufni w stosunku do innych, a co za tym idzie bardziej zestresowani oraz samotni.<text:span text:style-name="T6"> Niesamowitym przykładem takich zachowań jest Harpagon z dramatu "Skąpiec" autorstwa Moliera.</text:span><text:span text:style-name="T7"> Podejrzewa on swoją rodzinę o spiskowanie przeciwko niemu, każdy najmniejszy wydatek lub pożyczka z ich strony odbierany jest jako zdradę. Aby jeszcze bardziej<text:line-break/>się wzbogadzić planuje śluby swoich dzieci z osobami, których nawet za dobrze nie znają. Przez takie niezdrowe zachowania jest on odrzucony przez rodzinę jak i społeczeństwo, właściwie nie ma żadnych przyjaciół...</text:span><text:span text:style-name="T8"> Mimo iż jest bogaty, nie cieszy się z życia, odczuwa samotność i ciągły stres, który może być naprawdę wyniszczający dla człowieka zwłaszcza w starszym wieku.</text:span></text:p>
      <text:p text:style-name="P4"><text:tab/><text:span text:style-name="T9">Ostatnim (lecz nie mniej ważnym) argumentem udowadniającym, że bogactwo nie zawsze idzie w parze z zadowoleniem z życia, okazuje</text:span><text:span text:style-name="T10"> się szkodliwe działanie uzależnienia od pieniędzy.<text:line-break/>Po zasmakowaniu bogactwa raz, jakakolwiek strata będzie dla nas dewastująca psychicznie. Nie różni się to za bardzo od zwykłych uzależnień a jego skutki mogą być równie wyniszczające.<text:line-break/>Tak jak alkoholik sprzedający meble w <text:s/>mieszkaniu, by tylko było go stać na więcej wódki, osoby uzależnione od posiadania pieniędzy mogą sprzedać pamiątki rodzinne tylko po to, by utrzymać swój s</text:span><text:span text:style-name="T11">tan materialny.</text:span><text:span text:style-name="T12"> Przykładem toksycznego zachowania znowu jest postać z "Lalki" B. Prusa, lecz tym razem jest nią sama Izabela Łęcka. Należała ona do arystokracji, więc całą młodość spędziła bawiąc się, balując i flirtując z innymi arystokratami, nie martwiąc się w ogóle o konsekwencje finansowe takiego stylu życia. Po jakimś czasie zauważyła, że jej majątek się kurczy i niedługo prawdopodobnie obniży się jej status społeczny!</text:span><text:span text:style-name="T13"> Aby zaradzić sobie z nagłą stratą pieniędzy, zamiast zacząć oszczędny tryb życia, Izabela odrzuciła kandydatów do jej ręki i zaczęła sprzedawać. Ostatecznie pozbyła<text:line-break/>się swoich sreber i serwisu, aby tylko dalej była uznawana jako arystokratka. Niestety, takie rozwiązania mają krótkie nogi - pewnego dnia po prostu skończą się nam rzeczy, które możemy sprzedać. Właśnie wtedy Izabela została zmuszona do poszukiwać męża, który zapewni jej pieniądze. Małżeństwo takie byłoby zupełnie nieszczęśliwe i pozbawione miłości, co ukazała wodząc Wokulskiego za nos oraz wykorzystując go dla własnych celów - głównie bogacenia się.</text:span><text:span text:style-name="T14"> Z wiekiem jednak uroda jej przeminęła, męża też nie udało się jej znaleść, więc trafiła do klasztoru, co bardzo przypomina alkoholika trafiającego na odwyk.</text:span></text:p>
      <text:p text:style-name="P5"><text:soft-page-break/><text:tab/>Podsumowując moje powyższe rozważania, pieniądze nie gwarantują nam szczęścia.<text:line-break/>Nie twierdzę, iż każdy powinien nagle pozbyć się wszystkich swoich bogactw, ale po prostu stwierdzam, że można dalej być nieszczęśliwym człowiekiem mimo posiadania grubego portwela<text:line-break/>w kieszen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3T17:14:06.257079001</meta:creation-date>
    <dc:date>2021-05-24T12:10:23.589242552</dc:date>
    <meta:editing-duration>PT52M1S</meta:editing-duration>
    <meta:editing-cycles>18</meta:editing-cycles>
    <meta:generator>LibreOffice/7.0.5.2$Linux_X86_64 LibreOffice_project/00$Build-2</meta:generator>
    <meta:document-statistic meta:table-count="0" meta:image-count="0" meta:object-count="0" meta:page-count="2" meta:paragraph-count="6" meta:word-count="676" meta:character-count="4686" meta:non-whitespace-character-count="3990"/>
  </office:meta>
</office:document-meta>
</file>